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00%" fo:text-align="justify" style:justify-single-word="false"/>
      <style:text-properties fo:color="#000000" loext:opacity="100%" fo:font-size="10pt" fo:language="en" fo:country="US" officeooo:rsid="0003f3bf" officeooo:paragraph-rsid="0016ddac" style:font-size-asian="10pt" style:font-size-complex="10pt" style:script-type="latin"/>
    </style:style>
    <style:style style:name="P2" style:family="paragraph" style:parent-style-name="Text_20_body">
      <style:paragraph-properties fo:line-height="100%" fo:text-align="start" style:justify-single-word="false"/>
      <style:text-properties fo:color="#000000" loext:opacity="100%" fo:font-size="10pt" fo:language="en" fo:country="US" officeooo:rsid="0003f3bf" officeooo:paragraph-rsid="0016ddac" style:font-size-asian="10pt" style:font-size-complex="10pt" style:script-type="latin"/>
    </style:style>
    <style:style style:name="P3" style:family="paragraph" style:parent-style-name="Text_20_body">
      <style:paragraph-properties fo:line-height="100%" fo:text-align="start" style:justify-single-word="false"/>
      <style:text-properties fo:color="#000000" loext:opacity="100%" fo:font-size="10pt" fo:language="en" fo:country="US" officeooo:rsid="0003f3bf" style:font-size-asian="10pt" style:font-size-complex="10pt" style:script-type="latin"/>
    </style:style>
    <style:style style:name="P4" style:family="paragraph" style:parent-style-name="Text_20_body" style:list-style-name="L1">
      <style:paragraph-properties fo:line-height="100%" fo:text-align="start" style:justify-single-word="false"/>
      <style:text-properties fo:color="#000000" loext:opacity="100%" fo:font-size="10pt" fo:language="en" fo:country="US" officeooo:rsid="0003f3bf" style:font-size-asian="10pt" style:font-size-complex="10pt" style:script-type="latin"/>
    </style:style>
    <style:style style:name="P5" style:family="paragraph" style:parent-style-name="Text_20_body" style:list-style-name="L2">
      <style:paragraph-properties fo:line-height="100%" fo:text-align="start" style:justify-single-word="false"/>
      <style:text-properties fo:color="#000000" loext:opacity="100%" fo:font-size="10pt" fo:language="en" fo:country="US" officeooo:rsid="0003f3bf" style:font-size-asian="10pt" style:font-size-complex="10pt" style:script-type="latin"/>
    </style:style>
    <style:style style:name="P6" style:family="paragraph" style:parent-style-name="Text_20_body" style:list-style-name="L3">
      <style:paragraph-properties fo:line-height="100%" fo:text-align="start" style:justify-single-word="false"/>
      <style:text-properties fo:color="#000000" loext:opacity="100%" fo:font-size="10pt" fo:language="en" fo:country="US" officeooo:rsid="0003f3bf" style:font-size-asian="10pt" style:font-size-complex="10pt" style:script-type="latin"/>
    </style:style>
    <style:style style:name="P7" style:family="paragraph" style:parent-style-name="Heading_20_3">
      <style:paragraph-properties fo:text-align="start" style:justify-single-word="false"/>
      <style:text-properties fo:color="#000000" loext:opacity="100%" fo:font-size="10pt" fo:language="en" fo:country="US" fo:font-weight="normal" officeooo:rsid="0003f3bf" officeooo:paragraph-rsid="0016ddac" style:font-size-asian="10pt" style:font-weight-asian="normal" style:font-size-complex="10pt" style:font-weight-complex="normal" style:script-type="latin"/>
    </style:style>
    <style:style style:name="P8" style:family="paragraph" style:parent-style-name="Text_20_body" style:list-style-name="L4">
      <style:paragraph-properties fo:line-height="100%" fo:text-align="start" style:justify-single-word="false"/>
      <style:text-properties fo:color="#000000" loext:opacity="100%" fo:font-size="10pt" fo:language="en" fo:country="US" officeooo:rsid="0003f3bf" style:font-size-asian="10pt" style:font-size-complex="10pt" style:script-type="latin"/>
    </style:style>
    <style:style style:name="P9" style:family="paragraph" style:parent-style-name="Text_20_body" style:list-style-name="L5">
      <style:paragraph-properties fo:line-height="100%" fo:text-align="start" style:justify-single-word="false"/>
      <style:text-properties fo:color="#000000" loext:opacity="100%" fo:font-size="10pt" fo:language="en" fo:country="US" officeooo:rsid="0003f3bf" style:font-size-asian="10pt" style:font-size-complex="10pt" style:script-type="latin"/>
    </style:style>
    <style:style style:name="P10" style:family="paragraph" style:parent-style-name="Text_20_body" style:list-style-name="L6">
      <style:paragraph-properties fo:line-height="100%" fo:text-align="start" style:justify-single-word="false"/>
      <style:text-properties fo:color="#000000" loext:opacity="100%" fo:font-size="10pt" fo:language="en" fo:country="US" officeooo:rsid="0003f3bf" style:font-size-asian="10pt" style:font-size-complex="10pt" style:script-type="latin"/>
    </style:style>
    <style:style style:name="P11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3f3bf" officeooo:paragraph-rsid="00088adf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T1" style:family="text">
      <style:text-properties officeooo:rsid="0016ddac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Engineer specializing in full-stack web development, backend systems, and API design using TypeScript, Python, and Rust. Experienced in building scalable, production-ready applications across frontend, backend, and database layers, with a strong focus on system design, maintainability, and performance. Proven ability to translate business requirements into reliable software solutions and end-to-end digital products.</text:p>
      <text:p text:style-name="P1"><text:span text:style-name="Strong_20_Emphasis">------ SKILLS ------------------------------------------------------------------------------------------------------------------------------</text:span></text:p>
      <text:p text:style-name="P2"><text:span text:style-name="Strong_20_Emphasis">Languages:</text:span> TypeScript, Python, Rust<text:line-break/><text:span text:style-name="Strong_20_Emphasis">Frontend:</text:span> React, Next.js, Tailwind CSS<text:line-break/><text:span text:style-name="Strong_20_Emphasis">Backend:</text:span> <text:span text:style-name="T1">Node.js, Express, </text:span>Django, FastAPI, RESTful APIs, Backend Services<text:line-break/><text:span text:style-name="Strong_20_Emphasis">Databases:</text:span> PostgreSQL, Data Modeling, ORM Design<text:line-break/><text:span text:style-name="Strong_20_Emphasis">Tools &amp; Technologies:</text:span> Docker, Git, API Integration, Automation, Linux<text:line-break/><text:span text:style-name="Strong_20_Emphasis">Concepts:</text:span> Full-Stack Development, System Design, CRUD Operations, Software Architecture, Data Processing</text:p>
      <text:p text:style-name="P2"><text:span text:style-name="Strong_20_Emphasis">------ PROFESSIONAL EXPERIENCE ---------------------------------------------------------------------------------------------</text:span></text:p>
      <text:p text:style-name="P3"><text:span text:style-name="Strong_20_Emphasis">SEMS, SRL – Distrito Nacional, Dominican Republic</text:span><text:line-break/><text:span text:style-name="Strong_20_Emphasis">Software Developer | Full-time / Hybrid | May 2024 – Present (2+ Years)</text:span></text:p>
      <text:list text:style-name="L1">
        <text:list-item>
          <text:p text:style-name="P4">Designed and implemented backend services and business logic supporting core company operations, handling complex workflows and validation rules.</text:p>
        </text:list-item>
        <text:list-item>
          <text:p text:style-name="P4">Developed and maintained RESTful APIs for system interoperability and integration with internal and external applications.</text:p>
        </text:list-item>
        <text:list-item>
          <text:p text:style-name="P4">Built backend systems using Django to enable data exchange, automation, and service integration.</text:p>
        </text:list-item>
        <text:list-item>
          <text:p text:style-name="P4">Designed scalable data models and optimized ORM-based data access patterns for performance and maintainability.</text:p>
        </text:list-item>
        <text:list-item>
          <text:p text:style-name="P4">Implemented automated reporting systems and internal business intelligence tools, improving data accessibility and operational visibility.</text:p>
        </text:list-item>
        <text:list-item>
          <text:p text:style-name="P4">Collaborated with cross-functional stakeholders to gather requirements and deliver scalable, production-ready software solutions.</text:p>
        </text:list-item>
      </text:list>
      <text:p text:style-name="P3"><text:span text:style-name="Strong_20_Emphasis">SEMS, SRL – Distrito Nacional, Dominican Republic</text:span><text:line-break/><text:span text:style-name="Strong_20_Emphasis">Data Analyst | Internship / On-site | Feb 2024 – May 2024 (4 Months)</text:span></text:p>
      <text:list text:style-name="L2">
        <text:list-item>
          <text:p text:style-name="P5">Developed data analysis workflows and visualization dashboards to support business decision-making.</text:p>
        </text:list-item>
        <text:list-item>
          <text:p text:style-name="P5">Automated reporting processes, reducing manual data handling and improving reporting efficiency.</text:p>
        </text:list-item>
      </text:list>
      <text:p text:style-name="P3"><text:span text:style-name="Strong_20_Emphasis">OXSIS, SRL – Santo Domingo Este, Dominican Republic</text:span><text:line-break/><text:span text:style-name="Strong_20_Emphasis">IT Support Specialist | Part-time / Hybrid | Sep 2020 – Aug 2025 (5 Years)</text:span></text:p>
      <text:list text:style-name="L3">
        <text:list-item>
          <text:p text:style-name="P6">Provided technical support, system maintenance, and troubleshooting in a logistics and customs environment.</text:p>
        </text:list-item>
        <text:list-item>
          <text:p text:style-name="P6">Assisted in data management, internal systems support, and process automation initiatives.</text:p>
        </text:list-item>
        <text:list-item>
          <text:p text:style-name="P6">Supported operational continuity by resolving technical issues and improving system reliability.</text:p>
        </text:list-item>
      </text:list>
      <text:h text:style-name="P7" text:outline-level="3"><text:span text:style-name="Strong_20_Emphasis">------ EDUCATION -----------------------------------------------------------------------------------------------------------------------</text:span></text:h>
      <text:p text:style-name="P2"><text:span text:style-name="Strong_20_Emphasis">UNICARIBE</text:span> — Engineer's Degree, Software Engineering<text:line-break/>Apr 2025 – Present</text:p>
      <text:p text:style-name="P2"><text:span text:style-name="Strong_20_Emphasis">ITLA — Associate's Degree, Artificial Intelligence<text:line-break/></text:span><text:span text:style-name="Strong_20_Emphasis"><text:span text:style-name="T2">Aug 2021 – Dec 2023</text:span></text:span></text:p>
      <text:h text:style-name="P7" text:outline-level="3"><text:span text:style-name="Strong_20_Emphasis">------ LANGUAGES ----------------------------------------------------------------------------------------------------------------------</text:span></text:h>
      <text:p text:style-name="P2"><text:span text:style-name="Strong_20_Emphasis">Spanish — Native<text:line-break/>English — B2</text:span></text:p>
      <text:p text:style-name="P2"><text:soft-page-break/><text:span text:style-name="Strong_20_Emphasis">------ PROJECTS -------------------------------------------------------------------------------------------------------------------------</text:span></text:p>
      <text:p text:style-name="P3"><text:span text:style-name="Strong_20_Emphasis">MiniFT</text:span> – Personal Finance Tracking Application<text:line-break/><text:a xlink:type="simple" xlink:href="https://minift.net/" text:style-name="Internet_20_link" text:visited-style-name="Visited_20_Internet_20_Link">https://minift.net/</text:a><text:line-break/><text:a xlink:type="simple" xlink:href="https://github.com/AddisonReyes/MiniFT" text:style-name="Internet_20_link" text:visited-style-name="Visited_20_Internet_20_Link">https://github.com/AddisonReyes/MiniFT</text:a></text:p>
      <text:p text:style-name="P3">Full-stack web application for managing financial transactions, budgets, and user financial habits.</text:p>
      <text:list text:style-name="L4">
        <text:list-item>
          <text:p text:style-name="P8">Designed and developed a production-ready application with a modular full-stack architecture.</text:p>
        </text:list-item>
        <text:list-item>
          <text:p text:style-name="P8">Implemented backend services using Rust and PostgreSQL for data persistence and performance.</text:p>
        </text:list-item>
        <text:list-item>
          <text:p text:style-name="P8">Built responsive frontend interfaces using Next.js, React, and Tailwind CSS.</text:p>
        </text:list-item>
        <text:list-item>
          <text:p text:style-name="P8">Developed core features including transaction tracking, budgeting, and data management (CRUD operations).</text:p>
        </text:list-item>
        <text:list-item>
          <text:p text:style-name="P8">Containerized the application using Docker for consistent deployment environments.</text:p>
        </text:list-item>
      </text:list>
      <text:p text:style-name="P3"><text:span text:style-name="Strong_20_Emphasis"/></text:p>
      <text:p text:style-name="P3"><text:span text:style-name="Strong_20_Emphasis">AnimeSR</text:span> – Anime Recommendation &amp; Discovery Platform<text:line-break/><text:a xlink:type="simple" xlink:href="https://animesr.pages.dev/" text:style-name="Internet_20_link" text:visited-style-name="Visited_20_Internet_20_Link">https://animesr.pages.dev/</text:a><text:line-break/><text:a xlink:type="simple" xlink:href="https://anime-system-recomendations.up.railway.app/docs" text:style-name="Internet_20_link" text:visited-style-name="Visited_20_Internet_20_Link">https://anime-system-recomendations.up.railway.app/docs</text:a><text:line-break/><text:a xlink:type="simple" xlink:href="https://github.com/AddisonReyes/Anime-System-Recomendations" text:style-name="Internet_20_link" text:visited-style-name="Visited_20_Internet_20_Link">https://github.com/AddisonReyes/Anime-System-Recomendations</text:a></text:p>
      <text:p text:style-name="P3">Full-stack web application focused on fast search and content-based recommendation systems.</text:p>
      <text:list text:style-name="L5">
        <text:list-item>
          <text:p text:style-name="P9">Developed a recommendation system using Python, FastAPI, and Scikit-Learn for content-based filtering.</text:p>
        </text:list-item>
        <text:list-item>
          <text:p text:style-name="P9">Designed RESTful APIs for search, recommendation, and data retrieval.</text:p>
        </text:list-item>
        <text:list-item>
          <text:p text:style-name="P9">Built frontend application using Next.js and React for interactive user experience.</text:p>
        </text:list-item>
        <text:list-item>
          <text:p text:style-name="P9">Integrated machine learning models into production-ready backend services.</text:p>
        </text:list-item>
        <text:list-item>
          <text:p text:style-name="P9">Implemented API documentation and service endpoints for external consumption.</text:p>
        </text:list-item>
      </text:list>
      <text:p text:style-name="P3"><text:span text:style-name="Strong_20_Emphasis"/></text:p>
      <text:p text:style-name="P3"><text:span text:style-name="Strong_20_Emphasis">EasyToDo</text:span> – Local-First Productivity Application<text:line-break/><text:a xlink:type="simple" xlink:href="https://easy-to-do.pages.dev/" text:style-name="Internet_20_link" text:visited-style-name="Visited_20_Internet_20_Link">https://easy-to-do.pages.dev/</text:a><text:line-break/><text:a xlink:type="simple" xlink:href="https://github.com/AddisonReyes/easy-to-do" text:style-name="Internet_20_link" text:visited-style-name="Visited_20_Internet_20_Link">https://github.com/AddisonReyes/easy-to-do</text:a></text:p>
      <text:p text:style-name="P3">Lightweight task and habit management application with a focus on simplicity and usability.</text:p>
      <text:list text:style-name="L6">
        <text:list-item>
          <text:p text:style-name="P10">Developed a frontend-focused application using React, Next.js, and Tailwind CSS.</text:p>
        </text:list-item>
        <text:list-item>
          <text:p text:style-name="P10">Implemented local-first data handling for fast and reliable task management.</text:p>
        </text:list-item>
        <text:list-item>
          <text:p text:style-name="P10">Designed minimal UI/UX for distraction-free productivity workflows.</text:p>
        </text:list-item>
      </text:lis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4pt" fo:language="en" fo:country="US" fo:font-weight="bold" officeooo:rsid="000088d3" officeooo:paragraph-rsid="000088d3" style:font-size-asian="14pt" style:font-weight-asian="bold" style:font-size-complex="14pt" style:font-weight-complex="bold" style:script-type="latin"/>
    </style:style>
    <style:style style:name="MP2" style:family="paragraph" style:parent-style-name="Standard">
      <style:paragraph-properties fo:text-align="center" style:justify-single-word="false"/>
      <style:text-properties officeooo:rsid="000088d3" officeooo:paragraph-rsid="000088d3"/>
    </style:style>
    <style:style style:name="MP3" style:family="paragraph" style:parent-style-name="Footer">
      <style:paragraph-properties fo:text-align="end" style:justify-single-word="false"/>
      <style:text-properties style:font-name="Liberation Serif" fo:font-size="12pt" style:font-size-asian="12pt" style:font-size-complex="12pt"/>
    </style:style>
    <style:style style:name="MT1" style:family="text"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style:text-blinking="false" fo:background-color="transparent" loext:char-shading-value="0" style:font-size-asian="10pt" style:font-size-complex="10pt" style:script-type="latin"/>
    </style:style>
    <style:style style:name="MT2" style:family="text">
      <style:text-properties fo:font-variant="normal" fo:text-transform="none" fo:color="#1155cc" loext:opacity="100%" style:text-line-through-style="none" style:text-line-through-type="none" style:font-name="Liberation Serif" fo:font-size="10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 style:script-type="latin"/>
    </style:style>
    <style:style style:name="MT3" style:family="text"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style:text-underline-style="none" style:text-blinking="false" fo:background-color="transparent" loext:char-shading-value="0" style:font-size-asian="10pt" style:font-size-complex="10pt" style:script-type="lati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ddison Amin Reyes Cedano | Software Engineer</text:p>
        <text:p text:style-name="MP2"><text:span text:style-name="MT1">Santo Domingo Este • </text:span><text:a xlink:type="simple" xlink:href="http://addisonreyes.com/" text:style-name="Internet_20_link" text:visited-style-name="Visited_20_Internet_20_Link"><text:span text:style-name="MT2">addisonreyes.com</text:span></text:a><text:span text:style-name="MT3"> • </text:span><text:a xlink:type="simple" xlink:href="https://www.linkedin.com/in/addison-reyes-9aa017208/" text:style-name="Internet_20_link" text:visited-style-name="Visited_20_Internet_20_Link"><text:span text:style-name="MT2">LinkedIn</text:span></text:a><text:span text:style-name="MT3"> • </text:span><text:a xlink:type="simple" xlink:href="https://github.com/AddisonReyes" text:style-name="Internet_20_link" text:visited-style-name="Visited_20_Internet_20_Link"><text:span text:style-name="MT2">GitHub</text:span></text:a><text:span text:style-name="MT3"> • </text:span><text:span text:style-name="MT1">+1 (849) 359-3664 • addison.amin@gmail.com</text:span>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8T18:45:03.583305367</meta:creation-date>
    <dc:date>2026-05-04T21:35:01.846801586</dc:date>
    <meta:editing-duration>PT1H53M49S</meta:editing-duration>
    <meta:editing-cycles>18</meta:editing-cycles>
    <meta:generator>LibreOffice/25.8.6.2$Linux_X86_64 LibreOffice_project/a46b460d1686bb49c718d2ef5f88b83ff2dc4981</meta:generator>
    <meta:print-date>2026-04-14T22:20:52.670128507</meta:print-date>
    <meta:printed-by>Archivos PDF</meta:printed-by>
    <meta:document-statistic meta:table-count="0" meta:image-count="0" meta:object-count="0" meta:page-count="2" meta:paragraph-count="48" meta:word-count="594" meta:character-count="5331" meta:non-whitespace-character-count="4794"/>
  </office:meta>
</office:document-meta>
</file>